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23F000001AF2AD0832E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951cm, 0cm, 1.921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9cm" fo:min-width="3.505cm"/>
    </style:style>
    <style:style style:name="gr3" style:family="graphic" style:parent-style-name="standard">
      <style:graphic-properties svg:stroke-width="0.2cm" draw:marker-start-width="0.5cm" draw:marker-end="Arrowheads_20_1" draw:marker-end-width="0.5cm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  <style:text-properties fo:font-size="20pt" fo:text-shadow="none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text-shadow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g xml:id="id1" draw:id="id1">
            <draw:frame draw:style-name="gr1" draw:text-style-name="P1" draw:layer="layout" svg:width="2.801cm" svg:height="3.515cm" svg:x="1.608cm" svg:y="1.935cm">
              <draw:image xlink:href="Pictures/100000000000023F000001AF2AD0832E.png" xlink:type="simple" xlink:show="embed" xlink:actuate="onLoad">
                <text:p/>
              </draw:image>
            </draw:frame>
            <draw:frame draw:style-name="gr2" draw:text-style-name="P1" draw:layer="layout" svg:width="1.942cm" svg:height="1.038cm" svg:x="2.225cm" svg:y="5.357cm">
              <draw:text-box>
                <text:p text:style-name="P1"><text:span text:style-name="T1">raíz</text:span></text:p>
              </draw:text-box>
            </draw:frame>
          </draw:g>
          <draw:g xml:id="id3" draw:id="id3">
            <draw:frame draw:style-name="gr1" draw:text-style-name="P1" draw:layer="layout" svg:width="2.801cm" svg:height="3.515cm" svg:x="5.54cm" svg:y="14.624cm">
              <draw:image xlink:href="Pictures/100000000000023F000001AF2AD0832E.png" xlink:type="simple" xlink:show="embed" xlink:actuate="onLoad">
                <text:p/>
              </draw:image>
            </draw:frame>
            <draw:frame draw:style-name="gr2" draw:text-style-name="P1" draw:layer="layout" svg:width="3.389cm" svg:height="1.038cm" svg:x="6.109cm" svg:y="18.046cm">
              <draw:text-box>
                <text:p text:style-name="P1"><text:span text:style-name="T1"><text:s/></text:span><text:span text:style-name="T1">dir_B</text:span></text:p>
              </draw:text-box>
            </draw:frame>
          </draw:g>
          <draw:g xml:id="id4" draw:id="id4">
            <draw:frame draw:style-name="gr1" draw:text-style-name="P1" draw:layer="layout" svg:width="2.801cm" svg:height="3.515cm" svg:x="9.471cm" svg:y="9.639cm">
              <draw:image xlink:href="Pictures/100000000000023F000001AF2AD0832E.png" xlink:type="simple" xlink:show="embed" xlink:actuate="onLoad">
                <text:p/>
              </draw:image>
            </draw:frame>
            <draw:frame draw:style-name="gr2" draw:text-style-name="P1" draw:layer="layout" svg:width="4.445cm" svg:height="1.038cm" svg:x="8.882cm" svg:y="13.018cm">
              <draw:text-box>
                <text:p text:style-name="P1"><text:span text:style-name="T1">dir_trabajo</text:span></text:p>
              </draw:text-box>
            </draw:frame>
          </draw:g>
          <draw:connector draw:style-name="gr3" draw:text-style-name="P2" draw:layer="layout" svg:x1="3.008cm" svg:y1="6.395cm" svg:x2="5.54cm" svg:y2="8.183cm" draw:start-shape="id1" draw:start-glue-point="2" draw:end-shape="id2" draw:end-glue-point="3" svg:d="m3008 6395v1788h2532">
            <text:p/>
          </draw:connector>
          <draw:connector draw:style-name="gr3" draw:text-style-name="P2" draw:layer="layout" svg:x1="3.008cm" svg:y1="6.395cm" svg:x2="5.54cm" svg:y2="16.854cm" draw:start-shape="id1" draw:start-glue-point="2" draw:end-shape="id3" draw:end-glue-point="3" svg:d="m3008 6395v10459h2532">
            <text:p/>
          </draw:connector>
          <draw:g xml:id="id2" draw:id="id2">
            <draw:frame draw:style-name="gr1" draw:text-style-name="P1" draw:layer="layout" svg:width="2.801cm" svg:height="3.515cm" svg:x="5.54cm" svg:y="5.953cm">
              <draw:image xlink:href="Pictures/100000000000023F000001AF2AD0832E.png" xlink:type="simple" xlink:show="embed" xlink:actuate="onLoad">
                <text:p/>
              </draw:image>
            </draw:frame>
            <draw:frame draw:style-name="gr2" draw:text-style-name="P1" draw:layer="layout" svg:width="3.389cm" svg:height="1.038cm" svg:x="6.109cm" svg:y="9.375cm">
              <draw:text-box>
                <text:p text:style-name="P1"><text:span text:style-name="T1"><text:s/></text:span><text:span text:style-name="T1">dir_A</text:span></text:p>
              </draw:text-box>
            </draw:frame>
          </draw:g>
          <draw:connector draw:style-name="gr3" draw:text-style-name="P2" draw:layer="layout" svg:x1="7.519cm" svg:y1="10.413cm" svg:x2="9.471cm" svg:y2="12.262cm" draw:start-shape="id2" draw:start-glue-point="2" draw:end-shape="id4" draw:end-glue-point="3" svg:d="m7519 10413v1849h1952">
            <text:p/>
          </draw:connector>
          <draw:g xml:id="id5" draw:id="id5">
            <draw:frame draw:style-name="gr1" draw:text-style-name="P1" draw:layer="layout" svg:width="2.801cm" svg:height="3.515cm" svg:x="13.485cm" svg:y="13.243cm">
              <draw:image xlink:href="Pictures/100000000000023F000001AF2AD0832E.png" xlink:type="simple" xlink:show="embed" xlink:actuate="onLoad">
                <text:p/>
              </draw:image>
            </draw:frame>
            <draw:frame draw:style-name="gr2" draw:text-style-name="P1" draw:layer="layout" svg:width="3.39cm" svg:height="1.038cm" svg:x="14.118cm" svg:y="16.665cm">
              <draw:text-box>
                <text:p text:style-name="P1"><text:span text:style-name="T1">subdir</text:span></text:p>
              </draw:text-box>
            </draw:frame>
          </draw:g>
          <draw:connector draw:style-name="gr3" draw:text-style-name="P2" draw:layer="layout" svg:x1="11.104cm" svg:y1="14.056cm" svg:x2="13.485cm" svg:y2="15.473cm" draw:start-shape="id4" draw:start-glue-point="2" draw:end-shape="id5" svg:d="m11104 14056v1417h2381">
            <text:p/>
          </draw:connector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0 10" svg:d="m0 0h10v10h-1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an Barreneche</meta:initial-creator>
    <meta:creation-date>2012-08-05T17:41:07</meta:creation-date>
    <dc:date>2012-08-05T18:08:21</dc:date>
    <dc:creator>Juan Barreneche</dc:creator>
    <meta:editing-duration>PT27M16S</meta:editing-duration>
    <meta:editing-cycles>2</meta:editing-cycles>
    <meta:generator>LibreOffice/3.4$Linux LibreOffice_project/340m1$Build-402</meta:generator>
    <meta:document-statistic meta:object-count="20"/>
  </office:meta>
</office:document-meta>
</file>